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593" office:value-type="float"/>
          <table:table-cell office:value-type="string">
            <text:p>American</text:p>
          </table:table-cell>
          <table:table-cell office:value-type="string">
            <text:p>@AmericanAir I love the service and cheap upgrades American Provides! One of the best airlines ever! good food, good seats, amazing thanks!</text:p>
          </table:table-cell>
          <table:table-cell office:value="0.0" office:value-type="float"/>
          <table:table-cell office:value="0.9712" office:value-type="float"/>
          <table:table-cell office:value="0.38848" office:value-type="float"/>
        </table:table-row>
        <table:table-row>
          <table:table-cell office:value="10942" office:value-type="float"/>
          <table:table-cell office:value-type="string">
            <text:p>US Airways</text:p>
          </table:table-cell>
          <table:table-cell office:value-type="string">
            <text:p>@USAirways Thks US #1786 2/19 PHL to FLL. Overall 1st class has improved with more food now on PHL to FLL and most crews are super.</text:p>
          </table:table-cell>
          <table:table-cell office:value="0.0" office:value-type="float"/>
          <table:table-cell office:value="0.8646" office:value-type="float"/>
          <table:table-cell office:value="0.34584000000000004" office:value-type="float"/>
        </table:table-row>
        <table:table-row>
          <table:table-cell office:value="3985" office:value-type="float"/>
          <table:table-cell office:value-type="string">
            <text:p>United</text:p>
          </table:table-cell>
          <table:table-cell office:value-type="string">
            <text:p>@united when will you offer real food in american clubs like the amazing food you offer in Heathrow?</text:p>
          </table:table-cell>
          <table:table-cell office:value="0.0" office:value-type="float"/>
          <table:table-cell office:value="0.8442" office:value-type="float"/>
          <table:table-cell office:value="0.33768" office:value-type="float"/>
        </table:table-row>
        <table:table-row>
          <table:table-cell office:value="2565" office:value-type="float"/>
          <table:table-cell office:value-type="string">
            <text:p>United</text:p>
          </table:table-cell>
          <table:table-cell office:value-type="string">
            <text:p>@united yes to more food! Add some gluten free options while you're at it</text:p>
          </table:table-cell>
          <table:table-cell office:value="0.0" office:value-type="float"/>
          <table:table-cell office:value="0.8439" office:value-type="float"/>
          <table:table-cell office:value="0.33756" office:value-type="float"/>
        </table:table-row>
        <table:table-row>
          <table:table-cell office:value="12841" office:value-type="float"/>
          <table:table-cell office:value-type="string">
            <text:p>American</text:p>
          </table:table-cell>
          <table:table-cell office:value-type="string">
            <text:p>@AmericanAir a free check bag a food comp a flying credit something to help out now that I'm an additional 200 dollars in the hole</text:p>
          </table:table-cell>
          <table:table-cell office:value="0.0" office:value-type="float"/>
          <table:table-cell office:value="0.8225" office:value-type="float"/>
          <table:table-cell office:value="0.329" office:value-type="float"/>
        </table:table-row>
        <table:table-row>
          <table:table-cell office:value="10132" office:value-type="float"/>
          <table:table-cell office:value-type="string">
            <text:p>US Airways</text:p>
          </table:table-cell>
          <table:table-cell office:value-type="string">
            <text:p>@USAirways @AmericanAir my friends are stranded at KPHL and the representatives there won't even give them food vouchers…any help please?</text:p>
          </table:table-cell>
          <table:table-cell office:value="0.0" office:value-type="float"/>
          <table:table-cell office:value="0.7964" office:value-type="float"/>
          <table:table-cell office:value="0.31856" office:value-type="float"/>
        </table:table-row>
        <table:table-row>
          <table:table-cell office:value="12004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12165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6945" office:value-type="float"/>
          <table:table-cell office:value-type="string">
            <text:p>Delta</text:p>
          </table:table-cell>
          <table:table-cell office:value-type="string">
            <text:p>@JetBlue Well, thankfully they've got a nice food court here...When will an update be posted?</text:p>
          </table:table-cell>
          <table:table-cell office:value="0.0" office:value-type="float"/>
          <table:table-cell office:value="0.7717" office:value-type="float"/>
          <table:table-cell office:value="0.30868000000000007" office:value-type="float"/>
        </table:table-row>
        <table:table-row>
          <table:table-cell office:value="7453" office:value-type="float"/>
          <table:table-cell office:value-type="string">
            <text:p>Delta</text:p>
          </table:table-cell>
          <table:table-cell office:value-type="string">
            <text:p>@JetBlue what a great experience on flight from SFO to JFK; seats, service, food, everything is top quality. I will be back. Very soon!</text:p>
          </table:table-cell>
          <table:table-cell office:value="0.0" office:value-type="float"/>
          <table:table-cell office:value="0.7345" office:value-type="float"/>
          <table:table-cell office:value="0.2938" office:value-type="float"/>
        </table:table-row>
        <table:table-row>
          <table:table-cell office:value="3318" office:value-type="float"/>
          <table:table-cell office:value-type="string">
            <text:p>United</text:p>
          </table:table-cell>
          <table:table-cell office:value-type="string">
            <text:p>@united - I really down think downgrading the booze/food selections at the club is a good way to go. <text:s/>How about you look @aircanada?</text:p>
          </table:table-cell>
          <table:table-cell office:value="0.0" office:value-type="float"/>
          <table:table-cell office:value="0.6908" office:value-type="float"/>
          <table:table-cell office:value="0.27632" office:value-type="float"/>
        </table:table-row>
        <table:table-row>
          <table:table-cell office:value="4281" office:value-type="float"/>
          <table:table-cell office:value-type="string">
            <text:p>United</text:p>
          </table:table-cell>
          <table:table-cell office:value-type="string">
            <text:p>@united Step 1: Cancelled Flight flight. Step 2: Don't notify customer. Step 3: Charge them for food while they try to survive their wait. Brilliant.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1911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2072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3530" office:value-type="float"/>
          <table:table-cell office:value-type="string">
            <text:p>United</text:p>
          </table:table-cell>
          <table:table-cell office:value-type="string">
            <text:p>@united KOA-LAX should have fresh food service, right?</text:p>
          </table:table-cell>
          <table:table-cell office:value="0.0" office:value-type="float"/>
          <table:table-cell office:value="0.6249" office:value-type="float"/>
          <table:table-cell office:value="0.24996000000000002" office:value-type="float"/>
        </table:table-row>
        <table:table-row>
          <table:table-cell office:value="1388" office:value-type="float"/>
          <table:table-cell office:value-type="string">
            <text:p>United</text:p>
          </table:table-cell>
          <table:table-cell office:value-type="string">
            <text:p>@united after 2 days - 1 flight Cancelled Flightled, another delay for 8 hours- united gave me a $7 food voucher. That's how much they value my time??</text:p>
          </table:table-cell>
          <table:table-cell office:value="0.0" office:value-type="float"/>
          <table:table-cell office:value="0.6199" office:value-type="float"/>
          <table:table-cell office:value="0.24796" office:value-type="float"/>
        </table:table-row>
        <table:table-row>
          <table:table-cell office:value="3540" office:value-type="float"/>
          <table:table-cell office:value-type="string">
            <text:p>United</text:p>
          </table:table-cell>
          <table:table-cell office:value-type="string">
            <text:p>@united they had snacks available, just no fresh food...not sure what happened, but I'm sure we will grab a bite before our SFO connection</text:p>
          </table:table-cell>
          <table:table-cell office:value="0.0" office:value-type="float"/>
          <table:table-cell office:value="0.6148" office:value-type="float"/>
          <table:table-cell office:value="0.24592000000000003" office:value-type="float"/>
        </table:table-row>
        <table:table-row>
          <table:table-cell office:value="7864" office:value-type="float"/>
          <table:table-cell office:value-type="string">
            <text:p>Delta</text:p>
          </table:table-cell>
          <table:table-cell office:value-type="string">
            <text:p>@JetBlue Port-Au-Prince, Haiti for continued food distribution, medical supplies, &amp;amp; orphan care! <text:s/>#flyingitforward http://t.co/fn2QXybT9K</text:p>
          </table:table-cell>
          <table:table-cell office:value="0.0" office:value-type="float"/>
          <table:table-cell office:value="0.5411" office:value-type="float"/>
          <table:table-cell office:value="0.21644000000000002" office:value-type="float"/>
        </table:table-row>
        <table:table-row>
          <table:table-cell office:value="4840" office:value-type="float"/>
          <table:table-cell office:value-type="string">
            <text:p>Southwest</text:p>
          </table:table-cell>
          <table:table-cell office:value-type="string">
            <text:p>@SouthwestAir For example, can't pay 4 hotel &amp;amp; food? Or transport to alternate city we are flying from? Or give clear record of alt flight?</text:p>
          </table:table-cell>
          <table:table-cell office:value="0.0" office:value-type="float"/>
          <table:table-cell office:value="0.5324" office:value-type="float"/>
          <table:table-cell office:value="0.21296" office:value-type="float"/>
        </table:table-row>
        <table:table-row>
          <table:table-cell office:value="2141" office:value-type="float"/>
          <table:table-cell office:value-type="string">
            <text:p>United</text:p>
          </table:table-cell>
          <table:table-cell office:value-type="string">
            <text:p>@united the drunk guy you threw out of flight UA936 4hrs ago is better off than the rest of us held up for 5hrs in the plane without food.</text:p>
          </table:table-cell>
          <table:table-cell office:value="0.0" office:value-type="float"/>
          <table:table-cell office:value="0.5106" office:value-type="float"/>
          <table:table-cell office:value="0.20424000000000003" office:value-type="float"/>
        </table:table-row>
        <table:table-row>
          <table:table-cell office:value="711" office:value-type="float"/>
          <table:table-cell office:value-type="string">
            <text:p>United</text:p>
          </table:table-cell>
          <table:table-cell office:value-type="string">
            <text:p>@united terminal at MIA should have food open before 5am esp when there are flights at 6am. Two hours early like recommended. Can't eat.</text:p>
          </table:table-cell>
          <table:table-cell office:value="0.0" office:value-type="float"/>
          <table:table-cell office:value="0.4883" office:value-type="float"/>
          <table:table-cell office:value="0.19532000000000002" office:value-type="float"/>
        </table:table-row>
        <table:table-row>
          <table:table-cell office:value="749" office:value-type="float"/>
          <table:table-cell office:value-type="string">
            <text:p>United</text:p>
          </table:table-cell>
          <table:table-cell office:value-type="string">
            <text:p>@united plus what about food? And taxis?</text:p>
          </table:table-cell>
          <table:table-cell office:value="0.0" office:value-type="float"/>
          <table:table-cell office:value="0.4871" office:value-type="float"/>
          <table:table-cell office:value="0.19484" office:value-type="float"/>
        </table:table-row>
        <table:table-row>
          <table:table-cell office:value="2373" office:value-type="float"/>
          <table:table-cell office:value-type="string">
            <text:p>United</text:p>
          </table:table-cell>
          <table:table-cell office:value-type="string">
            <text:p>@united You really should clean the food and coffee stains off of the area around the seats when new passengers come aboard. Gross!</text:p>
          </table:table-cell>
          <table:table-cell office:value="0.0" office:value-type="float"/>
          <table:table-cell office:value="0.4714" office:value-type="float"/>
          <table:table-cell office:value="0.18856" office:value-type="float"/>
        </table:table-row>
        <table:table-row>
          <table:table-cell office:value="2945" office:value-type="float"/>
          <table:table-cell office:value-type="string">
            <text:p>United</text:p>
          </table:table-cell>
          <table:table-cell office:value-type="string">
            <text:p>@united will flight 5559 to YYC be providing free food when we are allowed back on board <text:s/>after the "broken lightbulb"</text:p>
          </table:table-cell>
          <table:table-cell office:value="0.0" office:value-type="float"/>
          <table:table-cell office:value="0.4588" office:value-type="float"/>
          <table:table-cell office:value="0.18352000000000002" office:value-type="float"/>
        </table:table-row>
        <table:table-row>
          <table:table-cell office:value="2020" office:value-type="float"/>
          <table:table-cell office:value-type="string">
            <text:p>United</text:p>
          </table:table-cell>
          <table:table-cell office:value-type="string">
            <text:p>@united 2100$ ticket,12h biz trvl,no wifi.Missed con flt,next one#24h,missed meeting,7$ food voucher,hotel chkout#12,flt#5,no wifi#hotel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2886" office:value-type="float"/>
          <table:table-cell office:value-type="string">
            <text:p>United</text:p>
          </table:table-cell>
          <table:table-cell office:value-type="string">
            <text:p>@united Are the current on board food menus available anywhere online?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7972" office:value-type="float"/>
          <table:table-cell office:value-type="string">
            <text:p>Delta</text:p>
          </table:table-cell>
          <table:table-cell office:value-type="string">
            <text:p>@JetBlue I tried a burger which was good but expensive! Were lead to believe that food in the USA is cheap butnot here!</text:p>
          </table:table-cell>
          <table:table-cell office:value="0.0" office:value-type="float"/>
          <table:table-cell office:value="0.3682" office:value-type="float"/>
          <table:table-cell office:value="0.14728000000000002" office:value-type="float"/>
        </table:table-row>
        <table:table-row>
          <table:table-cell office:value="14340" office:value-type="float"/>
          <table:table-cell office:value-type="string">
            <text:p>American</text:p>
          </table:table-cell>
          <table:table-cell office:value-type="string">
            <text:p>@AmericanAir served me rubber pasta covered In sauce that tastes like plastic. Do you have any food for human consumption anymore ?</text:p>
          </table:table-cell>
          <table:table-cell office:value="0.0" office:value-type="float"/>
          <table:table-cell office:value="0.3612" office:value-type="float"/>
          <table:table-cell office:value="0.14448000000000003" office:value-type="float"/>
        </table:table-row>
        <table:table-row>
          <table:table-cell office:value="14282" office:value-type="float"/>
          <table:table-cell office:value-type="string">
            <text:p>American</text:p>
          </table:table-cell>
          <table:table-cell office:value-type="string">
            <text:p>@AmericanAir Stuck on a plane at JFK: food was not on the plane now we need to wait crew to push back the plane. Good job, AA!</text:p>
          </table:table-cell>
          <table:table-cell office:value="0.0" office:value-type="float"/>
          <table:table-cell office:value="0.2942" office:value-type="float"/>
          <table:table-cell office:value="0.11768" office:value-type="float"/>
        </table:table-row>
        <table:table-row>
          <table:table-cell office:value="3350" office:value-type="float"/>
          <table:table-cell office:value-type="string">
            <text:p>United</text:p>
          </table:table-cell>
          <table:table-cell office:value-type="string">
            <text:p>@united question - was given food vouchers but can't use on plane..how <text:s text:c="2"/>come</text:p>
          </table:table-cell>
          <table:table-cell office:value="0.0" office:value-type="float"/>
          <table:table-cell office:value="0.2263" office:value-type="float"/>
          <table:table-cell office:value="0.09052" office:value-type="float"/>
        </table:table-row>
        <table:table-row>
          <table:table-cell office:value="14234" office:value-type="float"/>
          <table:table-cell office:value-type="string">
            <text:p>American</text:p>
          </table:table-cell>
          <table:table-cell office:value-type="string">
            <text:p>@AmericanAir I've got a BA flight as your airport couldn't accommodate us. We were left without any info. No vouchers for food,nothing.</text:p>
          </table:table-cell>
          <table:table-cell office:value="0.0" office:value-type="float"/>
          <table:table-cell office:value="0.2235" office:value-type="float"/>
          <table:table-cell office:value="0.08940000000000001" office:value-type="float"/>
        </table:table-row>
        <table:table-row>
          <table:table-cell office:value="14036" office:value-type="float"/>
          <table:table-cell office:value-type="string">
            <text:p>American</text:p>
          </table:table-cell>
          <table:table-cell office:value-type="string">
            <text:p>@AmericanAir makes some small improvements and retains their program they win all. They keep the crappy food and change advantage they lose</text:p>
          </table:table-cell>
          <table:table-cell office:value="0.0" office:value-type="float"/>
          <table:table-cell office:value="0.2023" office:value-type="float"/>
          <table:table-cell office:value="0.08092" office:value-type="float"/>
        </table:table-row>
        <table:table-row>
          <table:table-cell office:value="2493" office:value-type="float"/>
          <table:table-cell office:value-type="string">
            <text:p>United</text:p>
          </table:table-cell>
          <table:table-cell office:value-type="string">
            <text:p>@united bad idea to let 200 people back on the terminal with food vouchers but allow only 15 minutes to get anything. <text:s/>Long lines!! #ua1523</text:p>
          </table:table-cell>
          <table:table-cell office:value="0.0" office:value-type="float"/>
          <table:table-cell office:value="0.1739" office:value-type="float"/>
          <table:table-cell office:value="0.06956" office:value-type="float"/>
        </table:table-row>
        <table:table-row>
          <table:table-cell office:value="9440" office:value-type="float"/>
          <table:table-cell office:value-type="string">
            <text:p>US Airways</text:p>
          </table:table-cell>
          <table:table-cell office:value-type="string">
            <text:p>@USAirways I would happily wait in the terminal near food, restrooms and non irritated passengers.</text:p>
          </table:table-cell>
          <table:table-cell office:value="0.0" office:value-type="float"/>
          <table:table-cell office:value="0.1531" office:value-type="float"/>
          <table:table-cell office:value="0.06124000000000001" office:value-type="float"/>
        </table:table-row>
        <table:table-row>
          <table:table-cell office:value="3867" office:value-type="float"/>
          <table:table-cell office:value-type="string">
            <text:p>United</text:p>
          </table:table-cell>
          <table:table-cell office:value-type="string">
            <text:p>@united Disappointed,UNITED did NOT feed small CHILDREN on a 5 &amp;amp; half hour flight (Honolulu to Los Angeles), Appalling, ESP food waspaid for</text:p>
          </table:table-cell>
          <table:table-cell office:value="0.0" office:value-type="float"/>
          <table:table-cell office:value="0.0772" office:value-type="float"/>
          <table:table-cell office:value="0.030880000000000005" office:value-type="float"/>
        </table:table-row>
        <table:table-row>
          <table:table-cell office:value="7865" office:value-type="float"/>
          <table:table-cell office:value-type="string">
            <text:p>Delta</text:p>
          </table:table-cell>
          <table:table-cell office:value-type="string">
            <text:p>@JetBlue while in Haiti Id do food distribution for hundreds of hungry kids in nearby villages. #flyingitforward http://t.co/lTf2quD3Xc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113" office:value-type="float"/>
          <table:table-cell office:value-type="string">
            <text:p>Delta</text:p>
          </table:table-cell>
          <table:table-cell office:value-type="string">
            <text:p>@JetBlue are there any food places open at the JFK T5 24//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920" office:value-type="float"/>
          <table:table-cell office:value-type="string">
            <text:p>Delta</text:p>
          </table:table-cell>
          <table:table-cell office:value-type="string">
            <text:p>@JetBlue as much i have paid in fees. Plus hotel and food because of your changes i could had flown with a more reliable airline #no2jetblu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0339" office:value-type="float"/>
          <table:table-cell office:value-type="string">
            <text:p>US Airways</text:p>
          </table:table-cell>
          <table:table-cell office:value-type="string">
            <text:p>@USAirways You won't give us a hotel or food. Can you at least suggestion options for making it to the metro city I have a ticket to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440" office:value-type="float"/>
          <table:table-cell office:value-type="string">
            <text:p>US Airways</text:p>
          </table:table-cell>
          <table:table-cell office:value-type="string">
            <text:p>@USAirways I don't mind waiting, I mind waiting on a plane, when I shouldn't have had to. <text:s/>The airport has more room and you know.. food!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109" office:value-type="float"/>
          <table:table-cell office:value-type="string">
            <text:p>American</text:p>
          </table:table-cell>
          <table:table-cell office:value-type="string">
            <text:p>@AmericanAir Yeah, try harder. No catering truck in sight. <text:s/>Can we just leave now w/o the food won't eat anyway?</text:p>
          </table:table-cell>
          <table:table-cell office:value="0.0" office:value-type="float"/>
          <table:table-cell office:value="-0.0516" office:value-type="float"/>
          <table:table-cell office:value="-0.020640000000000002" office:value-type="float"/>
        </table:table-row>
        <table:table-row>
          <table:table-cell office:value="754" office:value-type="float"/>
          <table:table-cell office:value-type="string">
            <text:p>United</text:p>
          </table:table-cell>
          <table:table-cell office:value-type="string">
            <text:p>@united I take back the comment about your team here working hard to help us A so far no solution for a hotel or food or anything #fail</text:p>
          </table:table-cell>
          <table:table-cell office:value="0.0" office:value-type="float"/>
          <table:table-cell office:value="-0.0893" office:value-type="float"/>
          <table:table-cell office:value="-0.03572" office:value-type="float"/>
        </table:table-row>
        <table:table-row>
          <table:table-cell office:value="11897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2058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0195" office:value-type="float"/>
          <table:table-cell office:value-type="string">
            <text:p>US Airways</text:p>
          </table:table-cell>
          <table:table-cell office:value-type="string">
            <text:p>@USAirways #Overbooked SXM-CLT delayed deplaning extra passengers. #missedconnection #forcedovernight #CLT, no lodging/food. Disappointed.</text:p>
          </table:table-cell>
          <table:table-cell office:value="0.0" office:value-type="float"/>
          <table:table-cell office:value="-0.1396" office:value-type="float"/>
          <table:table-cell office:value="-0.05584" office:value-type="float"/>
        </table:table-row>
        <table:table-row>
          <table:table-cell office:value="8927" office:value-type="float"/>
          <table:table-cell office:value-type="string">
            <text:p>Delta</text:p>
          </table:table-cell>
          <table:table-cell office:value-type="string">
            <text:p>@JetBlue and they are telling me I got to get another hotel and food...so spend more money because you guys made me miss my connection</text:p>
          </table:table-cell>
          <table:table-cell office:value="0.0" office:value-type="float"/>
          <table:table-cell office:value="-0.1531" office:value-type="float"/>
          <table:table-cell office:value="-0.06124000000000001" office:value-type="float"/>
        </table:table-row>
        <table:table-row>
          <table:table-cell office:value="12686" office:value-type="float"/>
          <table:table-cell office:value-type="string">
            <text:p>American</text:p>
          </table:table-cell>
          <table:table-cell office:value-type="string">
            <text:p>@AmericanAir on flight 1074 that has been delayed for hours over human errors like a food truck hitting the plane, now the lines are frozen.</text:p>
          </table:table-cell>
          <table:table-cell office:value="0.0" office:value-type="float"/>
          <table:table-cell office:value="-0.2023" office:value-type="float"/>
          <table:table-cell office:value="-0.08092" office:value-type="float"/>
        </table:table-row>
        <table:table-row>
          <table:table-cell office:value="11630" office:value-type="float"/>
          <table:table-cell office:value-type="string">
            <text:p>US Airways</text:p>
          </table:table-cell>
          <table:table-cell office:value-type="string">
            <text:p>@USAirways car services to and from the hotel, food, hotel cost bc of Cancelled Flightlations fall on the customer with last minute notifications</text:p>
          </table:table-cell>
          <table:table-cell office:value="0.0" office:value-type="float"/>
          <table:table-cell office:value="-0.25" office:value-type="float"/>
          <table:table-cell office:value="-0.1" office:value-type="float"/>
        </table:table-row>
        <table:table-row>
          <table:table-cell office:value="11132" office:value-type="float"/>
          <table:table-cell office:value-type="string">
            <text:p>US Airways</text:p>
          </table:table-cell>
          <table:table-cell office:value-type="string">
            <text:p>@USAirways 5 hour cross country morning flight and you have no food? #BadService</text:p>
          </table:table-cell>
          <table:table-cell office:value="0.0" office:value-type="float"/>
          <table:table-cell office:value="-0.296" office:value-type="float"/>
          <table:table-cell office:value="-0.1184" office:value-type="float"/>
        </table:table-row>
        <table:table-row>
          <table:table-cell office:value="5060" office:value-type="float"/>
          <table:table-cell office:value-type="string">
            <text:p>Southwest</text:p>
          </table:table-cell>
          <table:table-cell office:value-type="string">
            <text:p>@SouthwestAir I'm running out of money to keep paying for hotel rooms &amp;amp; food in NYC. You don't help people with $ spent</text:p>
          </table:table-cell>
          <table:table-cell office:value="0.0" office:value-type="float"/>
          <table:table-cell office:value="-0.3089" office:value-type="float"/>
          <table:table-cell office:value="-0.12356" office:value-type="float"/>
        </table:table-row>
        <table:table-row>
          <table:table-cell office:value="7784" office:value-type="float"/>
          <table:table-cell office:value-type="string">
            <text:p>Delta</text:p>
          </table:table-cell>
          <table:table-cell office:value-type="string">
            <text:p>@JetBlue we want room and food allowances. Agents are refusing to give us vouchers to use at rooms we book ourselves.</text:p>
          </table:table-cell>
          <table:table-cell office:value="0.0" office:value-type="float"/>
          <table:table-cell office:value="-0.34" office:value-type="float"/>
          <table:table-cell office:value="-0.136" office:value-type="float"/>
        </table:table-row>
        <table:table-row>
          <table:table-cell office:value="13906" office:value-type="float"/>
          <table:table-cell office:value-type="string">
            <text:p>American</text:p>
          </table:table-cell>
          <table:table-cell office:value-type="string">
            <text:p>@AmericanAir finally made it to chicago - 13 hours Late Flight. <text:s/>Did get a $12 food voucher for my wait.about $1per/hr. Never again. Good bye.</text:p>
          </table:table-cell>
          <table:table-cell office:value="0.0" office:value-type="float"/>
          <table:table-cell office:value="-0.3412" office:value-type="float"/>
          <table:table-cell office:value="-0.13648000000000002" office:value-type="float"/>
        </table:table-row>
        <table:table-row>
          <table:table-cell office:value="11453" office:value-type="float"/>
          <table:table-cell office:value-type="string">
            <text:p>US Airways</text:p>
          </table:table-cell>
          <table:table-cell office:value-type="string">
            <text:p>@USAirways they said because there was no meal on my flight they would not - what airline serves food anymore? Update in policy?</text:p>
          </table:table-cell>
          <table:table-cell office:value="0.0" office:value-type="float"/>
          <table:table-cell office:value="-0.3736" office:value-type="float"/>
          <table:table-cell office:value="-0.14944" office:value-type="float"/>
        </table:table-row>
        <table:table-row>
          <table:table-cell office:value="9844" office:value-type="float"/>
          <table:table-cell office:value-type="string">
            <text:p>US Airways</text:p>
          </table:table-cell>
          <table:table-cell office:value-type="string">
            <text:p>@USAirways really? 8 hr delay in Virgin Island and not even a food voucher.</text:p>
          </table:table-cell>
          <table:table-cell office:value="0.0" office:value-type="float"/>
          <table:table-cell office:value="-0.3744" office:value-type="float"/>
          <table:table-cell office:value="-0.14976" office:value-type="float"/>
        </table:table-row>
        <table:table-row>
          <table:table-cell office:value="11957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2118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1035" office:value-type="float"/>
          <table:table-cell office:value-type="string">
            <text:p>US Airways</text:p>
          </table:table-cell>
          <table:table-cell office:value-type="string">
            <text:p>@USAirways No hot food on a 5 hour flight? Crazy. Couldn't eat in PHL b/c our original connection was 40 min Late Flight. What gives? #PHLtoLAS</text:p>
          </table:table-cell>
          <table:table-cell office:value="0.0" office:value-type="float"/>
          <table:table-cell office:value="-0.3939" office:value-type="float"/>
          <table:table-cell office:value="-0.15756" office:value-type="float"/>
        </table:table-row>
        <table:table-row>
          <table:table-cell office:value="9764" office:value-type="float"/>
          <table:table-cell office:value-type="string">
            <text:p>US Airways</text:p>
          </table:table-cell>
          <table:table-cell office:value-type="string">
            <text:p>@USAirways your rude staff said" I don't care that we are out of market place food you're going on vacation and I have to work" nice huh</text:p>
          </table:table-cell>
          <table:table-cell office:value="0.0" office:value-type="float"/>
          <table:table-cell office:value="-0.4268" office:value-type="float"/>
          <table:table-cell office:value="-0.17072" office:value-type="float"/>
        </table:table-row>
        <table:table-row>
          <table:table-cell office:value="7492" office:value-type="float"/>
          <table:table-cell office:value-type="string">
            <text:p>Delta</text:p>
          </table:table-cell>
          <table:table-cell office:value-type="string">
            <text:p>@JetBlue also not have food available even for purchase is quite shocking since this is a 5 hour international flight.</text:p>
          </table:table-cell>
          <table:table-cell office:value="0.0" office:value-type="float"/>
          <table:table-cell office:value="-0.4576" office:value-type="float"/>
          <table:table-cell office:value="-0.18304" office:value-type="float"/>
        </table:table-row>
        <table:table-row>
          <table:table-cell office:value="13141" office:value-type="float"/>
          <table:table-cell office:value-type="string">
            <text:p>American</text:p>
          </table:table-cell>
          <table:table-cell office:value-type="string">
            <text:p>@AmericanAir served the nastiest food Ive ever seen yesterday.Rubber chicken in slime. The ENTIRE cabin sent their food back.FAs can confirm</text:p>
          </table:table-cell>
          <table:table-cell office:value="0.0" office:value-type="float"/>
          <table:table-cell office:value="-0.5267" office:value-type="float"/>
          <table:table-cell office:value="-0.21067999999999998" office:value-type="float"/>
        </table:table-row>
        <table:table-row>
          <table:table-cell office:value="11642" office:value-type="float"/>
          <table:table-cell office:value-type="string">
            <text:p>US Airways</text:p>
          </table:table-cell>
          <table:table-cell office:value-type="string">
            <text:p>@USAirways I'm on the flight, finally in the air. Not enough food to feed customers. No movie or entertainment on a 5 hr flight.</text:p>
          </table:table-cell>
          <table:table-cell office:value="0.0" office:value-type="float"/>
          <table:table-cell office:value="-0.5472" office:value-type="float"/>
          <table:table-cell office:value="-0.21888000000000002" office:value-type="float"/>
        </table:table-row>
        <table:table-row>
          <table:table-cell office:value="14354" office:value-type="float"/>
          <table:table-cell office:value-type="string">
            <text:p>American</text:p>
          </table:table-cell>
          <table:table-cell office:value-type="string">
            <text:p>@AmericanAir first my sister had ZERO food in her cross country flight with no type of warning or voucher</text:p>
          </table:table-cell>
          <table:table-cell office:value="0.0" office:value-type="float"/>
          <table:table-cell office:value="-0.5574" office:value-type="float"/>
          <table:table-cell office:value="-0.22296000000000002" office:value-type="float"/>
        </table:table-row>
        <table:table-row>
          <table:table-cell office:value="3423" office:value-type="float"/>
          <table:table-cell office:value-type="string">
            <text:p>United</text:p>
          </table:table-cell>
          <table:table-cell office:value-type="string">
            <text:p>@united Flight delayed 40 minutes in ORD because plane didn’t have all the food. That should be fixed in the future. It’s a dumb delay.</text:p>
          </table:table-cell>
          <table:table-cell office:value="0.0" office:value-type="float"/>
          <table:table-cell office:value="-0.5719" office:value-type="float"/>
          <table:table-cell office:value="-0.22876" office:value-type="float"/>
        </table:table-row>
        <table:table-row>
          <table:table-cell office:value="26" office:value-type="float"/>
          <table:table-cell office:value-type="string">
            <text:p>Virgin America</text:p>
          </table:table-cell>
          <table:table-cell office:value-type="string">
            <text:p>@VirginAmerica What happened 2 ur vegan food options?! At least say on ur site so i know I won't be able 2 eat anything for next 6 hrs #fail</text:p>
          </table:table-cell>
          <table:table-cell office:value="0.0" office:value-type="float"/>
          <table:table-cell office:value="-0.5848" office:value-type="float"/>
          <table:table-cell office:value="-0.23392000000000002" office:value-type="float"/>
        </table:table-row>
        <table:table-row>
          <table:table-cell office:value="11495" office:value-type="float"/>
          <table:table-cell office:value-type="string">
            <text:p>US Airways</text:p>
          </table:table-cell>
          <table:table-cell office:value-type="string">
            <text:p>@USAirways thanks for crappy hotel with no food and a taxi bill followed by being on standby for your Cancelled Flightlation. #USAirways</text:p>
          </table:table-cell>
          <table:table-cell office:value="0.0" office:value-type="float"/>
          <table:table-cell office:value="-0.5994" office:value-type="float"/>
          <table:table-cell office:value="-0.23976000000000003" office:value-type="float"/>
        </table:table-row>
        <table:table-row>
          <table:table-cell office:value="12363" office:value-type="float"/>
          <table:table-cell office:value-type="string">
            <text:p>American</text:p>
          </table:table-cell>
          <table:table-cell office:value-type="string">
            <text:p>@AmericanAir @USAirways #Boo! Wack ass terminal 6 @flyLAXairport. No food. No lounge. No Bueno!! Never again!!!</text:p>
          </table:table-cell>
          <table:table-cell office:value="0.0" office:value-type="float"/>
          <table:table-cell office:value="-0.6239" office:value-type="float"/>
          <table:table-cell office:value="-0.24956" office:value-type="float"/>
        </table:table-row>
        <table:table-row>
          <table:table-cell office:value="2310" office:value-type="float"/>
          <table:table-cell office:value-type="string">
            <text:p>United</text:p>
          </table:table-cell>
          <table:table-cell office:value-type="string">
            <text:p>@united A broken luggage and a mild case of food poisoning from UA5 LHR-IAH. Who can I email about this?</text:p>
          </table:table-cell>
          <table:table-cell office:value="0.0" office:value-type="float"/>
          <table:table-cell office:value="-0.6249" office:value-type="float"/>
          <table:table-cell office:value="-0.24996000000000002" office:value-type="float"/>
        </table:table-row>
        <table:table-row>
          <table:table-cell office:value="12377" office:value-type="float"/>
          <table:table-cell office:value-type="string">
            <text:p>American</text:p>
          </table:table-cell>
          <table:table-cell office:value-type="string">
            <text:p>@AmericanAir <text:s text:c="2"/>What is that!? Why even bother catering dog food that no one will eat ? http://t.co/iFESPcBzTm</text:p>
          </table:table-cell>
          <table:table-cell office:value="0.0" office:value-type="float"/>
          <table:table-cell office:value="-0.643" office:value-type="float"/>
          <table:table-cell office:value="-0.25720000000000004" office:value-type="float"/>
        </table:table-row>
        <table:table-row>
          <table:table-cell office:value="9749" office:value-type="float"/>
          <table:table-cell office:value-type="string">
            <text:p>US Airways</text:p>
          </table:table-cell>
          <table:table-cell office:value-type="string">
            <text:p>@USAirways <text:s/>flight missed due to mech issue. No food voucher, transported to different airport, no rental reimbursement 😡</text:p>
          </table:table-cell>
          <table:table-cell office:value="0.0" office:value-type="float"/>
          <table:table-cell office:value="-0.6808" office:value-type="float"/>
          <table:table-cell office:value="-0.27232" office:value-type="float"/>
        </table:table-row>
        <table:table-row>
          <table:table-cell office:value="14026" office:value-type="float"/>
          <table:table-cell office:value-type="string">
            <text:p>American</text:p>
          </table:table-cell>
          <table:table-cell office:value-type="string">
            <text:p>@AmericanAir flight attendants on AA2402 were spectacular.Fed the ENTIRE cabin then food from coach. Why do you keep serving this vile food</text:p>
          </table:table-cell>
          <table:table-cell office:value="0.0" office:value-type="float"/>
          <table:table-cell office:value="-0.7073" office:value-type="float"/>
          <table:table-cell office:value="-0.28292" office:value-type="float"/>
        </table:table-row>
        <table:table-row>
          <table:table-cell office:value="13091" office:value-type="float"/>
          <table:table-cell office:value-type="string">
            <text:p>American</text:p>
          </table:table-cell>
          <table:table-cell office:value-type="string">
            <text:p>@AmericanAir don't they already know ? <text:s/>Isn't everyone sharing how nasty the food is? It's not even close to decent.</text:p>
          </table:table-cell>
          <table:table-cell office:value="0.0" office:value-type="float"/>
          <table:table-cell office:value="-0.7424" office:value-type="float"/>
          <table:table-cell office:value="-0.29696" office:value-type="float"/>
        </table:table-row>
        <table:table-row>
          <table:table-cell office:value="1183" office:value-type="float"/>
          <table:table-cell office:value-type="string">
            <text:p>United</text:p>
          </table:table-cell>
          <table:table-cell office:value-type="string">
            <text:p>@united received hotel but no food. <text:s/>Also email for 3750 miles. <text:s/>Last trip had 3 hr delay and 5000 miles - so less for Cancelled Flightlation?</text:p>
          </table:table-cell>
          <table:table-cell office:value="0.0" office:value-type="float"/>
          <table:table-cell office:value="-0.7452" office:value-type="float"/>
          <table:table-cell office:value="-0.29808" office:value-type="float"/>
        </table:table-row>
        <table:table-row>
          <table:table-cell office:value="14041" office:value-type="float"/>
          <table:table-cell office:value-type="string">
            <text:p>American</text:p>
          </table:table-cell>
          <table:table-cell office:value-type="string">
            <text:p>@AmericanAir the food served on AA2402 was vile and gross.The entire cabin did not eat their meal. Survey the flight crew. Another gross out</text:p>
          </table:table-cell>
          <table:table-cell office:value="0.0" office:value-type="float"/>
          <table:table-cell office:value="-0.802" office:value-type="float"/>
          <table:table-cell office:value="-0.32080000000000003" office:value-type="float"/>
        </table:table-row>
        <table:table-row>
          <table:table-cell office:value="13888" office:value-type="float"/>
          <table:table-cell office:value-type="string">
            <text:p>American</text:p>
          </table:table-cell>
          <table:table-cell office:value-type="string">
            <text:p>@AmericanAir @USAirways how can you have no food on a 4 hour flight 528 from Columbus to Phoenix? Starving and Pissed off. Can't eat Go Go!</text:p>
          </table:table-cell>
          <table:table-cell office:value="0.0" office:value-type="float"/>
          <table:table-cell office:value="-0.8588" office:value-type="float"/>
          <table:table-cell office:value="-0.34352000000000005" office:value-type="float"/>
        </table:table-row>
        <table:table-row>
          <table:table-cell office:value="14359" office:value-type="float"/>
          <table:table-cell office:value-type="string">
            <text:p>American</text:p>
          </table:table-cell>
          <table:table-cell office:value-type="string">
            <text:p>@AmericanAir 3231DTW to LAG at 4:45. Flight Cancelled Flightled with no notice. Given a voucher to a dirty hotel, with no food vouchers or apology.</text:p>
          </table:table-cell>
          <table:table-cell office:value="0.0" office:value-type="float"/>
          <table:table-cell office:value="-0.8816" office:value-type="float"/>
          <table:table-cell office:value="-0.3526400000000000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7T18:49:52.166570</meta:creation-date>
    <dc:date>2023-02-07T18:49:52.186073</dc:date>
    <meta:generator>http://pypi.python.org/pypi/ezodf/0.1.0$Python3.9.2 (default, Feb 28 2021, 17:03:44) 
[GCC 10.2.1 20210110]</meta:generator>
    <meta:document-statistic/>
    <meta:editing-cycles>1</meta:editing-cycles>
  </office:meta>
</office:document-meta>
</file>